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2481" calcext:value-type="float">
            <text:p>2481</text:p>
          </table:table-cell>
          <table:table-cell table:formula="of:=[.B2]-[.$A$3]" office:value-type="float" office:value="-10.1599999999999" calcext:value-type="float">
            <text:p>-10.16</text:p>
          </table:table-cell>
          <table:table-cell table:formula="of:=[.C2]/[.$A$5]" office:value-type="float" office:value="-0.227422821975286" calcext:value-type="float">
            <text:p>-0.227422822</text:p>
          </table:table-cell>
          <table:table-cell table:formula="of:=ROUND([.D2]*2)/2" office:value-type="float" office:value="-0" calcext:value-type="float">
            <text:p>0</text:p>
          </table:table-cell>
          <table:table-cell/>
          <table:table-cell table:formula="of:=MIN([.B2:.B51])" office:value-type="float" office:value="2318" calcext:value-type="float">
            <text:p>2318</text:p>
          </table:table-cell>
          <table:table-cell table:formula="of:=MIN([.E2:.E51])" office:value-type="float" office:value="-4" calcext:value-type="float">
            <text:p>-4</text:p>
          </table:table-cell>
        </table:table-row>
        <table:table-row table:style-name="ro1">
          <table:table-cell table:formula="of:=AVERAGE([.B2:.B51])" office:value-type="float" office:value="2491.16" calcext:value-type="float">
            <text:p>2491.16</text:p>
          </table:table-cell>
          <table:table-cell office:value-type="float" office:value="2572" calcext:value-type="float">
            <text:p>2572</text:p>
          </table:table-cell>
          <table:table-cell table:formula="of:=[.B3]-[.$A$3]" office:value-type="float" office:value="80.8400000000001" calcext:value-type="float">
            <text:p>80.84</text:p>
          </table:table-cell>
          <table:table-cell table:formula="of:=[.C3]/[.$A$5]" office:value-type="float" office:value="1.80953355595299" calcext:value-type="float">
            <text:p>1.809533556</text:p>
          </table:table-cell>
          <table:table-cell table:formula="of:=ROUND([.D3]*2)/2" office:value-type="float" office:value="2" calcext:value-type="float">
            <text:p>2</text:p>
          </table:table-cell>
          <table:table-cell/>
          <table:table-cell table:formula="of:=MAX([.B2:.B51])" office:value-type="float" office:value="2594" calcext:value-type="float">
            <text:p>2594</text:p>
          </table:table-cell>
          <table:table-cell table:formula="of:=MAX([.E2:.E51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569" calcext:value-type="float">
            <text:p>2569</text:p>
          </table:table-cell>
          <table:table-cell table:formula="of:=[.B4]-[.$A$3]" office:value-type="float" office:value="77.8400000000002" calcext:value-type="float">
            <text:p>77.84</text:p>
          </table:table-cell>
          <table:table-cell table:formula="of:=[.C4]/[.$A$5]" office:value-type="float" office:value="1.74238114788942" calcext:value-type="float">
            <text:p>1.7423811479</text:p>
          </table:table-cell>
          <table:table-cell table:formula="of:=ROUND([.D4]*2)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formula="of:=STDEV([.B2:.B51])" office:value-type="float" office:value="44.6744962170241" calcext:value-type="float">
            <text:p>44.674496217</text:p>
          </table:table-cell>
          <table:table-cell office:value-type="float" office:value="2494" calcext:value-type="float">
            <text:p>2494</text:p>
          </table:table-cell>
          <table:table-cell table:formula="of:=[.B5]-[.$A$3]" office:value-type="float" office:value="2.84000000000015" calcext:value-type="float">
            <text:p>2.84</text:p>
          </table:table-cell>
          <table:table-cell table:formula="of:=[.C5]/[.$A$5]" office:value-type="float" office:value="0.0635709463001826" calcext:value-type="float">
            <text:p>0.0635709463</text:p>
          </table:table-cell>
          <table:table-cell table:formula="of:=ROUND([.D5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formula="of:=[.B6]-[.$A$3]" office:value-type="float" office:value="32.8400000000001" calcext:value-type="float">
            <text:p>32.84</text:p>
          </table:table-cell>
          <table:table-cell table:formula="of:=[.C6]/[.$A$5]" office:value-type="float" office:value="0.735095026935879" calcext:value-type="float">
            <text:p>0.7350950269</text:p>
          </table:table-cell>
          <table:table-cell table:formula="of:=ROUND([.D6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formula="of:=[.B7]-[.$A$3]" office:value-type="float" office:value="37.8400000000001" calcext:value-type="float">
            <text:p>37.84</text:p>
          </table:table-cell>
          <table:table-cell table:formula="of:=[.C7]/[.$A$5]" office:value-type="float" office:value="0.847015707041829" calcext:value-type="float">
            <text:p>0.847015707</text:p>
          </table:table-cell>
          <table:table-cell table:formula="of:=ROUND([.D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formula="of:=[.B8]-[.$A$3]" office:value-type="float" office:value="-21.1599999999999" calcext:value-type="float">
            <text:p>-21.16</text:p>
          </table:table-cell>
          <table:table-cell table:formula="of:=[.C8]/[.$A$5]" office:value-type="float" office:value="-0.473648318208375" calcext:value-type="float">
            <text:p>-0.4736483182</text:p>
          </table:table-cell>
          <table:table-cell table:formula="of:=ROUND([.D8]*2)/2" office:value-type="float" office:value="-0.5" calcext:value-type="float">
            <text:p>-0.5</text:p>
          </table:table-cell>
          <table:table-cell table:number-columns-repeated="2"/>
          <table:table-cell table:formula="of:=[.$A$3]+[.H2]*[.$A$5]" office:value-type="float" office:value="2312.4620151319" calcext:value-type="float">
            <text:p>2312.4620151319</text:p>
          </table:table-cell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formula="of:=[.B9]-[.$A$3]" office:value-type="float" office:value="2.84000000000015" calcext:value-type="float">
            <text:p>2.84</text:p>
          </table:table-cell>
          <table:table-cell table:formula="of:=[.C9]/[.$A$5]" office:value-type="float" office:value="0.0635709463001826" calcext:value-type="float">
            <text:p>0.0635709463</text:p>
          </table:table-cell>
          <table:table-cell table:formula="of:=ROUND([.D9]*2)/2" office:value-type="float" office:value="0" calcext:value-type="float">
            <text:p>0</text:p>
          </table:table-cell>
          <table:table-cell table:number-columns-repeated="2"/>
          <table:table-cell table:formula="of:=[.$A$3]+4*[.$A$5]" office:value-type="float" office:value="2669.8579848681" calcext:value-type="float">
            <text:p>2669.8579848681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formula="of:=[.B10]-[.$A$3]" office:value-type="float" office:value="-43.1599999999999" calcext:value-type="float">
            <text:p>-43.16</text:p>
          </table:table-cell>
          <table:table-cell table:formula="of:=[.C10]/[.$A$5]" office:value-type="float" office:value="-0.966099310674553" calcext:value-type="float">
            <text:p>-0.9660993107</text:p>
          </table:table-cell>
          <table:table-cell table:formula="of:=ROUND([.D10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formula="of:=[.B11]-[.$A$3]" office:value-type="float" office:value="102.84" calcext:value-type="float">
            <text:p>102.84</text:p>
          </table:table-cell>
          <table:table-cell table:formula="of:=[.C11]/[.$A$5]" office:value-type="float" office:value="2.30198454841917" calcext:value-type="float">
            <text:p>2.3019845484</text:p>
          </table:table-cell>
          <table:table-cell table:formula="of:=ROUND([.D11]*2)/2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formula="of:=[.B12]-[.$A$3]" office:value-type="float" office:value="-35.1599999999999" calcext:value-type="float">
            <text:p>-35.16</text:p>
          </table:table-cell>
          <table:table-cell table:formula="of:=[.C12]/[.$A$5]" office:value-type="float" office:value="-0.787026222505033" calcext:value-type="float">
            <text:p>-0.7870262225</text:p>
          </table:table-cell>
          <table:table-cell table:formula="of:=ROUND([.D12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13]-[.$A$3]" office:value-type="float" office:value="-20.1599999999999" calcext:value-type="float">
            <text:p>-20.16</text:p>
          </table:table-cell>
          <table:table-cell table:formula="of:=[.C13]/[.$A$5]" office:value-type="float" office:value="-0.451264182187185" calcext:value-type="float">
            <text:p>-0.4512641822</text:p>
          </table:table-cell>
          <table:table-cell table:formula="of:=ROUND([.D13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formula="of:=[.B14]-[.$A$3]" office:value-type="float" office:value="17.8400000000001" calcext:value-type="float">
            <text:p>17.84</text:p>
          </table:table-cell>
          <table:table-cell table:formula="of:=[.C14]/[.$A$5]" office:value-type="float" office:value="0.399332986618031" calcext:value-type="float">
            <text:p>0.3993329866</text:p>
          </table:table-cell>
          <table:table-cell table:formula="of:=ROUND([.D14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formula="of:=[.B15]-[.$A$3]" office:value-type="float" office:value="31.8400000000001" calcext:value-type="float">
            <text:p>31.84</text:p>
          </table:table-cell>
          <table:table-cell table:formula="of:=[.C15]/[.$A$5]" office:value-type="float" office:value="0.71271089091469" calcext:value-type="float">
            <text:p>0.7127108909</text:p>
          </table:table-cell>
          <table:table-cell table:formula="of:=ROUND([.D15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formula="of:=[.B16]-[.$A$3]" office:value-type="float" office:value="55.8400000000002" calcext:value-type="float">
            <text:p>55.84</text:p>
          </table:table-cell>
          <table:table-cell table:formula="of:=[.C16]/[.$A$5]" office:value-type="float" office:value="1.24993015542325" calcext:value-type="float">
            <text:p>1.2499301554</text:p>
          </table:table-cell>
          <table:table-cell table:formula="of:=ROUND([.D16]*2)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formula="of:=[.B17]-[.$A$3]" office:value-type="float" office:value="-47.1599999999999" calcext:value-type="float">
            <text:p>-47.16</text:p>
          </table:table-cell>
          <table:table-cell table:formula="of:=[.C17]/[.$A$5]" office:value-type="float" office:value="-1.05563585475931" calcext:value-type="float">
            <text:p>-1.0556358548</text:p>
          </table:table-cell>
          <table:table-cell table:formula="of:=ROUND([.D17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18]-[.$A$3]" office:value-type="float" office:value="10.8400000000001" calcext:value-type="float">
            <text:p>10.84</text:p>
          </table:table-cell>
          <table:table-cell table:formula="of:=[.C18]/[.$A$5]" office:value-type="float" office:value="0.242644034469702" calcext:value-type="float">
            <text:p>0.2426440345</text:p>
          </table:table-cell>
          <table:table-cell table:formula="of:=ROUND([.D18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19]-[.$A$3]" office:value-type="float" office:value="24.8400000000001" calcext:value-type="float">
            <text:p>24.84</text:p>
          </table:table-cell>
          <table:table-cell table:formula="of:=[.C19]/[.$A$5]" office:value-type="float" office:value="0.55602193876636" calcext:value-type="float">
            <text:p>0.5560219388</text:p>
          </table:table-cell>
          <table:table-cell table:formula="of:=ROUND([.D19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formula="of:=[.B20]-[.$A$3]" office:value-type="float" office:value="-27.1599999999999" calcext:value-type="float">
            <text:p>-27.16</text:p>
          </table:table-cell>
          <table:table-cell table:formula="of:=[.C20]/[.$A$5]" office:value-type="float" office:value="-0.607953134335514" calcext:value-type="float">
            <text:p>-0.6079531343</text:p>
          </table:table-cell>
          <table:table-cell table:formula="of:=ROUND([.D20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21]-[.$A$3]" office:value-type="float" office:value="24.8400000000001" calcext:value-type="float">
            <text:p>24.84</text:p>
          </table:table-cell>
          <table:table-cell table:formula="of:=[.C21]/[.$A$5]" office:value-type="float" office:value="0.55602193876636" calcext:value-type="float">
            <text:p>0.5560219388</text:p>
          </table:table-cell>
          <table:table-cell table:formula="of:=ROUND([.D21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22]-[.$A$3]" office:value-type="float" office:value="-17.1599999999999" calcext:value-type="float">
            <text:p>-17.16</text:p>
          </table:table-cell>
          <table:table-cell table:formula="of:=[.C22]/[.$A$5]" office:value-type="float" office:value="-0.384111774123615" calcext:value-type="float">
            <text:p>-0.3841117741</text:p>
          </table:table-cell>
          <table:table-cell table:formula="of:=ROUND([.D22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formula="of:=[.B23]-[.$A$3]" office:value-type="float" office:value="-19.1599999999999" calcext:value-type="float">
            <text:p>-19.16</text:p>
          </table:table-cell>
          <table:table-cell table:formula="of:=[.C23]/[.$A$5]" office:value-type="float" office:value="-0.428880046165995" calcext:value-type="float">
            <text:p>-0.4288800462</text:p>
          </table:table-cell>
          <table:table-cell table:formula="of:=ROUND([.D23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24]-[.$A$3]" office:value-type="float" office:value="10.8400000000001" calcext:value-type="float">
            <text:p>10.84</text:p>
          </table:table-cell>
          <table:table-cell table:formula="of:=[.C24]/[.$A$5]" office:value-type="float" office:value="0.242644034469702" calcext:value-type="float">
            <text:p>0.2426440345</text:p>
          </table:table-cell>
          <table:table-cell table:formula="of:=ROUND([.D24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formula="of:=[.B25]-[.$A$3]" office:value-type="float" office:value="-28.1599999999999" calcext:value-type="float">
            <text:p>-28.16</text:p>
          </table:table-cell>
          <table:table-cell table:formula="of:=[.C25]/[.$A$5]" office:value-type="float" office:value="-0.630337270356704" calcext:value-type="float">
            <text:p>-0.6303372704</text:p>
          </table:table-cell>
          <table:table-cell table:formula="of:=ROUND([.D25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formula="of:=[.B26]-[.$A$3]" office:value-type="float" office:value="-30.1599999999999" calcext:value-type="float">
            <text:p>-30.16</text:p>
          </table:table-cell>
          <table:table-cell table:formula="of:=[.C26]/[.$A$5]" office:value-type="float" office:value="-0.675105542399084" calcext:value-type="float">
            <text:p>-0.6751055424</text:p>
          </table:table-cell>
          <table:table-cell table:formula="of:=ROUND([.D26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27]-[.$A$3]" office:value-type="float" office:value="-1.15999999999985" calcext:value-type="float">
            <text:p>-1.16</text:p>
          </table:table-cell>
          <table:table-cell table:formula="of:=[.C27]/[.$A$5]" office:value-type="float" office:value="-0.025965597784577" calcext:value-type="float">
            <text:p>-0.0259655978</text:p>
          </table:table-cell>
          <table:table-cell table:formula="of:=ROUND([.D27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formula="of:=[.B28]-[.$A$3]" office:value-type="float" office:value="58.8400000000001" calcext:value-type="float">
            <text:p>58.84</text:p>
          </table:table-cell>
          <table:table-cell table:formula="of:=[.C28]/[.$A$5]" office:value-type="float" office:value="1.31708256348682" calcext:value-type="float">
            <text:p>1.3170825635</text:p>
          </table:table-cell>
          <table:table-cell table:formula="of:=ROUND([.D28]*2)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formula="of:=[.B29]-[.$A$3]" office:value-type="float" office:value="-6.15999999999985" calcext:value-type="float">
            <text:p>-6.16</text:p>
          </table:table-cell>
          <table:table-cell table:formula="of:=[.C29]/[.$A$5]" office:value-type="float" office:value="-0.137886277890526" calcext:value-type="float">
            <text:p>-0.1378862779</text:p>
          </table:table-cell>
          <table:table-cell table:formula="of:=ROUND([.D29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formula="of:=[.B30]-[.$A$3]" office:value-type="float" office:value="0.840000000000146" calcext:value-type="float">
            <text:p>0.84</text:p>
          </table:table-cell>
          <table:table-cell table:formula="of:=[.C30]/[.$A$5]" office:value-type="float" office:value="0.0188026742578028" calcext:value-type="float">
            <text:p>0.0188026743</text:p>
          </table:table-cell>
          <table:table-cell table:formula="of:=ROUND([.D30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formula="of:=[.B31]-[.$A$3]" office:value-type="float" office:value="-15.1599999999999" calcext:value-type="float">
            <text:p>-15.16</text:p>
          </table:table-cell>
          <table:table-cell table:formula="of:=[.C31]/[.$A$5]" office:value-type="float" office:value="-0.339343502081236" calcext:value-type="float">
            <text:p>-0.3393435021</text:p>
          </table:table-cell>
          <table:table-cell table:formula="of:=ROUND([.D31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32]-[.$A$3]" office:value-type="float" office:value="-20.1599999999999" calcext:value-type="float">
            <text:p>-20.16</text:p>
          </table:table-cell>
          <table:table-cell table:formula="of:=[.C32]/[.$A$5]" office:value-type="float" office:value="-0.451264182187185" calcext:value-type="float">
            <text:p>-0.4512641822</text:p>
          </table:table-cell>
          <table:table-cell table:formula="of:=ROUND([.D32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3]-[.$A$3]" office:value-type="float" office:value="-17.1599999999999" calcext:value-type="float">
            <text:p>-17.16</text:p>
          </table:table-cell>
          <table:table-cell table:formula="of:=[.C33]/[.$A$5]" office:value-type="float" office:value="-0.384111774123615" calcext:value-type="float">
            <text:p>-0.3841117741</text:p>
          </table:table-cell>
          <table:table-cell table:formula="of:=ROUND([.D33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4]-[.$A$3]" office:value-type="float" office:value="-17.1599999999999" calcext:value-type="float">
            <text:p>-17.16</text:p>
          </table:table-cell>
          <table:table-cell table:formula="of:=[.C34]/[.$A$5]" office:value-type="float" office:value="-0.384111774123615" calcext:value-type="float">
            <text:p>-0.3841117741</text:p>
          </table:table-cell>
          <table:table-cell table:formula="of:=ROUND([.D34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35]-[.$A$3]" office:value-type="float" office:value="-1.15999999999985" calcext:value-type="float">
            <text:p>-1.16</text:p>
          </table:table-cell>
          <table:table-cell table:formula="of:=[.C35]/[.$A$5]" office:value-type="float" office:value="-0.025965597784577" calcext:value-type="float">
            <text:p>-0.0259655978</text:p>
          </table:table-cell>
          <table:table-cell table:formula="of:=ROUND([.D35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formula="of:=[.B36]-[.$A$3]" office:value-type="float" office:value="28.8400000000001" calcext:value-type="float">
            <text:p>28.84</text:p>
          </table:table-cell>
          <table:table-cell table:formula="of:=[.C36]/[.$A$5]" office:value-type="float" office:value="0.64555848285112" calcext:value-type="float">
            <text:p>0.6455584829</text:p>
          </table:table-cell>
          <table:table-cell table:formula="of:=ROUND([.D36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formula="of:=[.B37]-[.$A$3]" office:value-type="float" office:value="-87.1599999999999" calcext:value-type="float">
            <text:p>-87.16</text:p>
          </table:table-cell>
          <table:table-cell table:formula="of:=[.C37]/[.$A$5]" office:value-type="float" office:value="-1.95100129560691" calcext:value-type="float">
            <text:p>-1.9510012956</text:p>
          </table:table-cell>
          <table:table-cell table:formula="of:=ROUND([.D37]*2)/2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formula="of:=[.B38]-[.$A$3]" office:value-type="float" office:value="-173.16" calcext:value-type="float">
            <text:p>-173.16</text:p>
          </table:table-cell>
          <table:table-cell table:formula="of:=[.C38]/[.$A$5]" office:value-type="float" office:value="-3.87603699342924" calcext:value-type="float">
            <text:p>-3.8760369934</text:p>
          </table:table-cell>
          <table:table-cell table:formula="of:=ROUND([.D38]*2)/2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formula="of:=[.B39]-[.$A$3]" office:value-type="float" office:value="15.8400000000001" calcext:value-type="float">
            <text:p>15.84</text:p>
          </table:table-cell>
          <table:table-cell table:formula="of:=[.C39]/[.$A$5]" office:value-type="float" office:value="0.354564714575651" calcext:value-type="float">
            <text:p>0.3545647146</text:p>
          </table:table-cell>
          <table:table-cell table:formula="of:=ROUND([.D39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40]-[.$A$3]" office:value-type="float" office:value="8.84000000000015" calcext:value-type="float">
            <text:p>8.84</text:p>
          </table:table-cell>
          <table:table-cell table:formula="of:=[.C40]/[.$A$5]" office:value-type="float" office:value="0.197875762427322" calcext:value-type="float">
            <text:p>0.1978757624</text:p>
          </table:table-cell>
          <table:table-cell table:formula="of:=ROUND([.D40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formula="of:=[.B41]-[.$A$3]" office:value-type="float" office:value="-63.1599999999999" calcext:value-type="float">
            <text:p>-63.16</text:p>
          </table:table-cell>
          <table:table-cell table:formula="of:=[.C41]/[.$A$5]" office:value-type="float" office:value="-1.41378203109835" calcext:value-type="float">
            <text:p>-1.4137820311</text:p>
          </table:table-cell>
          <table:table-cell table:formula="of:=ROUND([.D41]*2)/2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formula="of:=[.B42]-[.$A$3]" office:value-type="float" office:value="-39.1599999999999" calcext:value-type="float">
            <text:p>-39.16</text:p>
          </table:table-cell>
          <table:table-cell table:formula="of:=[.C42]/[.$A$5]" office:value-type="float" office:value="-0.876562766589793" calcext:value-type="float">
            <text:p>-0.8765627666</text:p>
          </table:table-cell>
          <table:table-cell table:formula="of:=ROUND([.D42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formula="of:=[.B43]-[.$A$3]" office:value-type="float" office:value="60.8400000000002" calcext:value-type="float">
            <text:p>60.84</text:p>
          </table:table-cell>
          <table:table-cell table:formula="of:=[.C43]/[.$A$5]" office:value-type="float" office:value="1.3618508355292" calcext:value-type="float">
            <text:p>1.3618508355</text:p>
          </table:table-cell>
          <table:table-cell table:formula="of:=ROUND([.D43]*2)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44]-[.$A$3]" office:value-type="float" office:value="-0.159999999999854" calcext:value-type="float">
            <text:p>-0.16</text:p>
          </table:table-cell>
          <table:table-cell table:formula="of:=[.C44]/[.$A$5]" office:value-type="float" office:value="-0.00358146176338713" calcext:value-type="float">
            <text:p>-0.0035814618</text:p>
          </table:table-cell>
          <table:table-cell table:formula="of:=ROUND([.D44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formula="of:=[.B45]-[.$A$3]" office:value-type="float" office:value="13.8400000000001" calcext:value-type="float">
            <text:p>13.84</text:p>
          </table:table-cell>
          <table:table-cell table:formula="of:=[.C45]/[.$A$5]" office:value-type="float" office:value="0.309796442533271" calcext:value-type="float">
            <text:p>0.3097964425</text:p>
          </table:table-cell>
          <table:table-cell table:formula="of:=ROUND([.D45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formula="of:=[.B46]-[.$A$3]" office:value-type="float" office:value="52.8400000000002" calcext:value-type="float">
            <text:p>52.84</text:p>
          </table:table-cell>
          <table:table-cell table:formula="of:=[.C46]/[.$A$5]" office:value-type="float" office:value="1.18277774735968" calcext:value-type="float">
            <text:p>1.1827777474</text:p>
          </table:table-cell>
          <table:table-cell table:formula="of:=ROUND([.D46]*2)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7]-[.$A$3]" office:value-type="float" office:value="-20.1599999999999" calcext:value-type="float">
            <text:p>-20.16</text:p>
          </table:table-cell>
          <table:table-cell table:formula="of:=[.C47]/[.$A$5]" office:value-type="float" office:value="-0.451264182187185" calcext:value-type="float">
            <text:p>-0.4512641822</text:p>
          </table:table-cell>
          <table:table-cell table:formula="of:=ROUND([.D47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8]-[.$A$3]" office:value-type="float" office:value="-20.1599999999999" calcext:value-type="float">
            <text:p>-20.16</text:p>
          </table:table-cell>
          <table:table-cell table:formula="of:=[.C48]/[.$A$5]" office:value-type="float" office:value="-0.451264182187185" calcext:value-type="float">
            <text:p>-0.4512641822</text:p>
          </table:table-cell>
          <table:table-cell table:formula="of:=ROUND([.D48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formula="of:=[.B49]-[.$A$3]" office:value-type="float" office:value="12.8400000000001" calcext:value-type="float">
            <text:p>12.84</text:p>
          </table:table-cell>
          <table:table-cell table:formula="of:=[.C49]/[.$A$5]" office:value-type="float" office:value="0.287412306512081" calcext:value-type="float">
            <text:p>0.2874123065</text:p>
          </table:table-cell>
          <table:table-cell table:formula="of:=ROUND([.D49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50]-[.$A$3]" office:value-type="float" office:value="-0.159999999999854" calcext:value-type="float">
            <text:p>-0.16</text:p>
          </table:table-cell>
          <table:table-cell table:formula="of:=[.C50]/[.$A$5]" office:value-type="float" office:value="-0.00358146176338713" calcext:value-type="float">
            <text:p>-0.0035814618</text:p>
          </table:table-cell>
          <table:table-cell table:formula="of:=ROUND([.D50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formula="of:=[.B51]-[.$A$3]" office:value-type="float" office:value="11.8400000000001" calcext:value-type="float">
            <text:p>11.84</text:p>
          </table:table-cell>
          <table:table-cell table:formula="of:=[.C51]/[.$A$5]" office:value-type="float" office:value="0.265028170490892" calcext:value-type="float">
            <text:p>0.2650281705</text:p>
          </table:table-cell>
          <table:table-cell table:formula="of:=ROUND([.D51]*2)/2" office:value-type="float" office:value="0.5" calcext:value-type="float">
            <text:p>0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8:48:15.952669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10T20:16:16.367743524</meta:creation-date>
    <dc:date>2015-11-12T09:32:33.950530854</dc:date>
    <dc:creator>Goncalo Castro</dc:creator>
    <meta:editing-duration>PT3H15M17S</meta:editing-duration>
    <meta:editing-cycles>3</meta:editing-cycles>
    <meta:generator>LibreOffice/4.3.7.2$Linux_X86_64 LibreOffice_project/430$Build-2</meta:generator>
    <meta:document-statistic meta:table-count="1" meta:cell-count="217" meta:object-count="0"/>
  </office:meta>
</office:document-meta>
</file>